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3.55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54.44pt" svg:y="2.83pt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Average Quartet Score</text:p>
          </table:table-cell>
        </table:table-row>
        <table:table-row table:style-name="ro1">
          <table:table-cell office:value-type="string" calcext:value-type="string">
            <text:p>estimated_5genes_weakILS</text:p>
          </table:table-cell>
          <table:table-cell office:value-type="float" office:value="1430.45" calcext:value-type="float">
            <text:p>1430.45</text:p>
          </table:table-cell>
        </table:table-row>
        <table:table-row table:style-name="ro1">
          <table:table-cell office:value-type="string" calcext:value-type="string">
            <text:p>estimated_15genes_weakILS</text:p>
          </table:table-cell>
          <table:table-cell office:value-type="float" office:value="4309.55" calcext:value-type="float">
            <text:p>4309.55</text:p>
          </table:table-cell>
        </table:table-row>
        <table:table-row table:style-name="ro1">
          <table:table-cell office:value-type="string" calcext:value-type="string">
            <text:p>estimated_25genes_weakILS</text:p>
          </table:table-cell>
          <table:table-cell office:value-type="float" office:value="7134.6" calcext:value-type="float">
            <text:p>7134.6</text:p>
          </table:table-cell>
        </table:table-row>
        <table:table-row table:style-name="ro1">
          <table:table-cell office:value-type="string" calcext:value-type="string">
            <text:p>estimated_50genes_weakILS</text:p>
          </table:table-cell>
          <table:table-cell office:value-type="float" office:value="14233.5" calcext:value-type="float">
            <text:p>14233.5</text:p>
          </table:table-cell>
        </table:table-row>
        <table:table-row table:style-name="ro1">
          <table:table-cell table:style-name="ce1" office:value-type="string" calcext:value-type="string">
            <text:p>estimated_100genes_weakILS</text:p>
          </table:table-cell>
          <table:table-cell office:value-type="float" office:value="28547.9" calcext:value-type="float">
            <text:p>28547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23:26:01.730363128</meta:creation-date>
    <dc:date>2018-03-20T23:31:27.134101461</dc:date>
    <meta:editing-duration>PT5M24S</meta:editing-duration>
    <meta:editing-cycles>4</meta:editing-cycles>
    <meta:generator>LibreOffice/5.4.5.1$Linux_X86_64 LibreOffice_project/40m0$Build-1</meta:generator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26cm" svg:y="4.201cm" style:legend-expansion="high" chart:style-name="ch2"/>
        <chart:plot-area chart:style-name="ch3" table:cell-range-address="Sheet1.A1:Sheet1.B6" chart:data-source-has-labels="both" svg:x="0.32cm" svg:y="0.18cm" svg:width="11.086cm" svg:height="8.64cm">
          <chartooo:coordinate-region svg:x="2.511cm" svg:y="0.18cm" svg:width="8.784cm" svg:height="4.599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Quartet Scor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stimated_5genes_weakILS</text:p>
                <draw:g>
                  <svg:desc>Sheet1.A2:Sheet1.A6</svg:desc>
                </draw:g>
              </table:table-cell>
              <table:table-cell office:value-type="float" office:value="1430.45">
                <text:p>1430.45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estimated_15genes_weakILS</text:p>
              </table:table-cell>
              <table:table-cell office:value-type="float" office:value="4309.55">
                <text:p>4309.55</text:p>
              </table:table-cell>
            </table:table-row>
            <table:table-row>
              <table:table-cell office:value-type="string">
                <text:p>estimated_25genes_weakILS</text:p>
              </table:table-cell>
              <table:table-cell office:value-type="float" office:value="7134.6">
                <text:p>7134.6</text:p>
              </table:table-cell>
            </table:table-row>
            <table:table-row>
              <table:table-cell office:value-type="string">
                <text:p>estimated_50genes_weakILS</text:p>
              </table:table-cell>
              <table:table-cell office:value-type="float" office:value="14233.5">
                <text:p>14233.5</text:p>
              </table:table-cell>
            </table:table-row>
            <table:table-row>
              <table:table-cell office:value-type="string">
                <text:p>estimated_100genes_weakILS</text:p>
              </table:table-cell>
              <table:table-cell office:value-type="float" office:value="28547.9">
                <text:p>28547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